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>
      <style:paragraph-properties fo:text-align="center" style:justify-single-word="false"/>
      <style:text-properties officeooo:paragraph-rsid="0014666a"/>
    </style:style>
    <style:style style:name="T1" style:family="text">
      <style:text-properties officeooo:rsid="0014666a"/>
    </style:style>
    <style:style style:name="T2" style:family="text">
      <style:text-properties style:text-underline-style="solid" style:text-underline-width="auto" style:text-underline-color="font-color" officeooo:rsid="001466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2">PHP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start with the <text:span text:style-name="Source_20_Text">$</text:span> symbol.</text:p>
        </text:list-item>
        <text:list-item>
          <text:p text:style-name="P2">No need to declare variable types.</text:p>
        </text:list-item>
        <text:list-item>
          <text:p text:style-name="P1">Variables are loosely typed.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Scalar types: <text:span text:style-name="Source_20_Text">string</text:span>, <text:span text:style-name="Source_20_Text">integer</text:span>, <text:span text:style-name="Source_20_Text">float</text:span> (floating point numbers), <text:span text:style-name="Source_20_Text">boolean</text:span>.</text:p>
        </text:list-item>
        <text:list-item>
          <text:p text:style-name="P4">Compound types: <text:span text:style-name="Source_20_Text">array</text:span>, <text:span text:style-name="Source_20_Text">object</text:span>.</text:p>
        </text:list-item>
        <text:list-item>
          <text:p text:style-name="P3">Special types: <text:span text:style-name="Source_20_Text">resource</text:span>, <text:span text:style-name="Source_20_Text">null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Comparison: <text:span text:style-name="Source_20_Text">==</text:span>, <text:span text:style-name="Source_20_Text">===</text:span>, <text:span text:style-name="Source_20_Text">!=</text:span>, <text:span text:style-name="Source_20_Text">!=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5">String concatenation: <text:span text:style-name="Source_20_Text">.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7"><text:span text:style-name="Source_20_Text">for</text:span>, <text:span text:style-name="Source_20_Text">while</text:span>, <text:span text:style-name="Source_20_Text">do-while</text:span> loops for iteration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clared using <text:span text:style-name="Source_20_Text">function</text:span> keyword.</text:p>
        </text:list-item>
        <text:list-item>
          <text:p text:style-name="P10">Can have parameters and return values.</text:p>
        </text:list-item>
        <text:list-item>
          <text:p text:style-name="P9">Functions can be passed as arguments and returned from other functions.</text:p>
        </text:list-item>
      </text:list>
      <text:p text:style-name="Text_20_body"><text:span text:style-name="Strong_20_Emphasis">Arrays:</text:span></text:p>
      <text:list text:style-name="L6">
        <text:list-item>
          <text:p text:style-name="P12">Ordered maps of values.</text:p>
        </text:list-item>
        <text:list-item>
          <text:p text:style-name="P12">Accessed using zero-based index or associative keys.</text:p>
        </text:list-item>
        <text:list-item>
          <text:p text:style-name="P12">Methods like <text:span text:style-name="Source_20_Text">array_push</text:span>, <text:span text:style-name="Source_20_Text">array_pop</text:span>, <text:span text:style-name="Source_20_Text">array_shift</text:span>, <text:span text:style-name="Source_20_Text">array_unshift</text:span>, <text:span text:style-name="Source_20_Text">array_slice</text:span>, <text:span text:style-name="Source_20_Text">array_splice</text:span> for manipulation.</text:p>
        </text:list-item>
        <text:list-item>
          <text:p text:style-name="P11">Iterated over using loops or functions like <text:span text:style-name="Source_20_Text">foreach</text:span>.</text:p>
        </text:list-item>
      </text:list>
      <text:p text:style-name="Text_20_body"><text:span text:style-name="Strong_20_Emphasis">Objects:</text:span></text:p>
      <text:list text:style-name="L7">
        <text:list-item>
          <text:p text:style-name="P14">Instances of classes.</text:p>
        </text:list-item>
        <text:list-item>
          <text:p text:style-name="P14">Properties accessed using arrow operator <text:span text:style-name="Source_20_Text">-&gt;</text:span>.</text:p>
        </text:list-item>
        <text:list-item>
          <text:p text:style-name="P13">Methods for manipulation include <text:span text:style-name="Source_20_Text">get_class</text:span>, <text:span text:style-name="Source_20_Text">get_object_vars</text:span>, <text:span text:style-name="Source_20_Text">method_exists</text:span>.</text:p>
        </text:list-item>
      </text:list>
      <text:p text:style-name="Text_20_body"><text:span text:style-name="Strong_20_Emphasis">Classes:</text:span></text:p>
      <text:list text:style-name="L8">
        <text:list-item>
          <text:p text:style-name="P16"><text:soft-page-break/>Introduced in PHP 4.</text:p>
        </text:list-item>
        <text:list-item>
          <text:p text:style-name="P16">Used for creating objects with similar properties and methods.</text:p>
        </text:list-item>
        <text:list-item>
          <text:p text:style-name="P16">Constructor method <text:span text:style-name="Source_20_Text">__construct</text:span> for initialization.</text:p>
        </text:list-item>
        <text:list-item>
          <text:p text:style-name="P15">Methods and properties defined using access modifiers like <text:span text:style-name="Source_20_Text">public</text:span>, <text:span text:style-name="Source_20_Text">private</text:span>, <text:span text:style-name="Source_20_Text">protected</text:span>.</text:p>
        </text:list-item>
      </text:list>
      <text:p text:style-name="Text_20_body"><text:span text:style-name="Strong_20_Emphasis">Error Handling:</text:span></text:p>
      <text:list text:style-name="L9">
        <text:list-item>
          <text:p text:style-name="P18"><text:span text:style-name="Source_20_Text">try</text:span>, <text:span text:style-name="Source_20_Text">catch</text:span>, <text:span text:style-name="Source_20_Text">finally</text:span> blocks for handling exceptions.</text:p>
        </text:list-item>
        <text:list-item>
          <text:p text:style-name="P17"><text:span text:style-name="Source_20_Text">throw</text:span> statement to throw custom exceptions.</text:p>
        </text:list-item>
      </text:list>
      <text:p text:style-name="Text_20_body"><text:span text:style-name="Strong_20_Emphasis">File Handling:</text:span></text:p>
      <text:list text:style-name="L10">
        <text:list-item>
          <text:p text:style-name="P20"><text:span text:style-name="Source_20_Text">fopen</text:span>, <text:span text:style-name="Source_20_Text">fclose</text:span>, <text:span text:style-name="Source_20_Text">fwrite</text:span>, <text:span text:style-name="Source_20_Text">fread</text:span> for basic file operations.</text:p>
        </text:list-item>
        <text:list-item>
          <text:p text:style-name="P19"><text:span text:style-name="Source_20_Text">file_get_contents</text:span>, <text:span text:style-name="Source_20_Text">file_put_contents</text:span> for reading/writing entire files.</text:p>
        </text:list-item>
      </text:list>
      <text:p text:style-name="Text_20_body"><text:span text:style-name="Strong_20_Emphasis">Database Access:</text:span></text:p>
      <text:list text:style-name="L11">
        <text:list-item>
          <text:p text:style-name="P22">MySQLi or PDO extensions for interacting with databases.</text:p>
        </text:list-item>
        <text:list-item>
          <text:p text:style-name="P21">Functions like <text:span text:style-name="Source_20_Text">mysqli_connect</text:span>, <text:span text:style-name="Source_20_Text">mysqli_query</text:span>, <text:span text:style-name="Source_20_Text">mysqli_fetch_assoc</text:span> for MySQL database operations.</text:p>
        </text:list-item>
      </text:list>
      <text:p text:style-name="Text_20_body"><text:span text:style-name="Strong_20_Emphasis">Sessions and Cookies:</text:span></text:p>
      <text:list text:style-name="L12">
        <text:list-item>
          <text:p text:style-name="P24"><text:span text:style-name="Source_20_Text">session_start</text:span> to start a session.</text:p>
        </text:list-item>
        <text:list-item>
          <text:p text:style-name="P24"><text:span text:style-name="Source_20_Text">$_SESSION</text:span> superglobal array to store session variables.</text:p>
        </text:list-item>
        <text:list-item>
          <text:p text:style-name="P23"><text:span text:style-name="Source_20_Text">setcookie</text:span> function to set cookies.</text:p>
        </text:list-item>
      </text:list>
      <text:p text:style-name="Text_20_body"><text:span text:style-name="Strong_20_Emphasis">Date and Time:</text:span></text:p>
      <text:list text:style-name="L13">
        <text:list-item>
          <text:p text:style-name="P26"><text:span text:style-name="Source_20_Text">date</text:span> function to format date and time.</text:p>
        </text:list-item>
        <text:list-item>
          <text:p text:style-name="P25"><text:span text:style-name="Source_20_Text">strtotime</text:span> function to parse date and time string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4:58.178331688</meta:creation-date>
    <dc:date>2024-04-07T12:19:48.312808528</dc:date>
    <meta:editing-duration>PT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2" meta:word-count="308" meta:character-count="2003" meta:non-whitespace-character-count="1785"/>
  </office:meta>
</office:document-meta>
</file>